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0621412836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097066091636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02) rotate (-2.15687788961459) translate (5.418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196) rotate (-2.15652882376419) translate (4.3208895804584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07906519277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03652960857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) rotate (-2.1556561591382) translate (5.46662398526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5) rotate (-2.15652882376419) translate (4.385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203) rotate (-2.1556561591382) translate (6.635640332617cm 8.042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123cm" svg:height="2.71cm" draw:transform="skewX (0.0010471975511966) rotate (-1.57463605114928) translate (6.1927125335593cm 0.613043093952913cm)" svg:viewBox="0 0 1124 2711" svg:d="M1028 2284c-404-358-215-544-77-852 137-309 367-900-138-1419-91-85-652 280-543 410 171 162 50 420-154 865s-173 846 363 1400c130 132 614-333 549-404z">
          <text:p/>
        </draw:path>
        <draw:path draw:style-name="gr1" draw:text-style-name="P1" draw:layer="layout" svg:width="0.903cm" svg:height="0.661cm" draw:transform="skewX (0.00122173047639602) rotate (-2.15687788961459) translate (6.5326401432272cm 0.914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2797911453987cm 1.096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3:12.05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